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First_20_Page">
      <style:paragraph-properties fo:margin-top="5.001cm" fo:margin-bottom="0cm" style:contextual-spacing="false" fo:text-align="start" style:justify-single-word="false" style:page-number="auto"/>
      <style:text-properties style:font-name="Carlito" fo:font-size="28pt" fo:font-weight="bold" officeooo:rsid="002fa6f5" officeooo:paragraph-rsid="002fa6f5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top="9.999cm" fo:margin-bottom="0cm" style:contextual-spacing="false" fo:text-align="start" style:justify-single-word="false"/>
      <style:text-properties style:font-name="Carlito" fo:font-size="24pt" officeooo:rsid="0032ad4f" officeooo:paragraph-rsid="0032ad4f" style:font-size-asian="24pt" style:font-size-complex="24pt"/>
    </style:style>
    <style:style style:name="P3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8pt" officeooo:rsid="0032ad4f" officeooo:paragraph-rsid="0032ad4f" style:font-size-asian="18pt" style:font-size-complex="18pt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fo:color="#333333" loext:opacity="100%" style:font-name="Carlito" fo:font-size="14pt" officeooo:rsid="005a5f78" officeooo:paragraph-rsid="005a5f78" style:font-size-asian="18pt" style:font-size-complex="18pt"/>
    </style:style>
    <style:style style:name="P5" style:family="paragraph" style:parent-style-name="Contents_20_Heading" style:master-page-name="Standard">
      <style:paragraph-properties style:page-number="1"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7273da" officeooo:paragraph-rsid="007273da"/>
    </style:style>
    <style:style style:name="P8" style:family="paragraph" style:parent-style-name="Heading_20_1">
      <style:paragraph-properties fo:margin-top="0cm" fo:margin-bottom="0.199cm" style:contextual-spacing="false" fo:break-before="page"/>
    </style:style>
    <style:style style:name="P9" style:family="paragraph" style:parent-style-name="Text_20_body">
      <style:text-properties officeooo:paragraph-rsid="0044fcf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Does a Cassette Tape Work?</text:p>
      <text:p text:style-name="P2">Design Document</text:p>
      <text:p text:style-name="P3">CT6015 Creative Visualization and Animation</text:p>
      <text:p text:style-name="P4">Lycia Stenson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5">Contents</text:p>
          </text:index-title>
          <text:p text:style-name="P6"><text:a xlink:type="simple" xlink:href="#__RefHeading___Toc129_3916550792" text:style-name="Index_20_Link" text:visited-style-name="Index_20_Link">Introduction<text:tab/>2</text:a></text:p>
          <text:p text:style-name="P6"><text:a xlink:type="simple" xlink:href="#__RefHeading___Toc131_3916550792" text:style-name="Index_20_Link" text:visited-style-name="Index_20_Link">Choosing the Subject<text:tab/>2</text:a></text:p>
          <text:p text:style-name="P6"><text:a xlink:type="simple" xlink:href="#__RefHeading___Toc133_3916550792" text:style-name="Index_20_Link" text:visited-style-name="Index_20_Link">Software and Techniques<text:tab/>2</text:a></text:p>
          <text:p text:style-name="P6"><text:a xlink:type="simple" xlink:href="#__RefHeading___Toc135_3916550792" text:style-name="Index_20_Link" text:visited-style-name="Index_20_Link">Target Audience<text:tab/>2</text:a></text:p>
        </text:index-body>
      </text:table-of-content>
      <text:p text:style-name="P7"/>
      <text:h text:style-name="P8" text:outline-level="1"><text:bookmark-start text:name="__RefHeading___Toc129_3916550792"/>Introduction<text:bookmark-end text:name="__RefHeading___Toc129_3916550792"/></text:h>
      <text:p text:style-name="Text_20_body">This design document follows my planning and development of my interactive visualisation How Does a Cassette Tape Work? The development will cover how successful my methods were and any improvements made informed by this.</text:p>
      <text:h text:style-name="Heading_20_1" text:outline-level="1"><text:bookmark-start text:name="__RefHeading___Toc131_3916550792"/>Choosing the Subject<text:bookmark-end text:name="__RefHeading___Toc131_3916550792"/></text:h>
      <text:p text:style-name="Text_20_body">I chose the Compact Cassette as my subject with a young target audience as this is something not generally well understood by young people.</text:p>
      <text:h text:style-name="Heading_20_1" text:outline-level="1"><text:bookmark-start text:name="__RefHeading___Toc133_3916550792"/>Software and Techniques<text:bookmark-end text:name="__RefHeading___Toc133_3916550792"/></text:h>
      <text:p text:style-name="Text_20_body">As the game engine I have the most experience with, I have chosen Godot for this project. Godot provides all the functionality I will need to build this interactive project. For 3D modelling I have chosen Blender as I have experimented with it before and it is very accessible for self-learning. As I have little 3D modelling experience I will not be UV unwrapping or texturing the models, as dedicating the amount of time necessary to develop these skills would not allow me to produce a visualisation within the time frame.</text:p>
      <text:h text:style-name="Heading_20_1" text:outline-level="1"><text:bookmark-start text:name="__RefHeading___Toc135_3916550792"/>Target Audience<text:bookmark-end text:name="__RefHeading___Toc135_3916550792"/></text:h>
      <text:p text:style-name="P9">The target audience of ‘How Does a Cassette Tape Work?’ is children and teenagers aged 10-19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color="#000000" loext:opacity="100%" style:font-name="Carlito" fo:font-family="Carlito" style:font-family-generic="swiss" style:font-pitch="variable" officeooo:rsid="00385c0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6b2394" loext:opacity="100%"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2T16:27:03.353155759</meta:creation-date>
    <meta:generator>LibreOffice/24.8.3.2$Windows_x86 LibreOffice_project/48a6bac9e7e268aeb4c3483fcf825c94556d9f92</meta:generator>
    <dc:date>2024-12-04T18:43:10.637000000</dc:date>
    <meta:editing-duration>PT3H38M33S</meta:editing-duration>
    <meta:editing-cycles>69</meta:editing-cycles>
    <meta:print-date>2024-12-04T18:06:21.871000000</meta:print-date>
    <meta:printed-by>PDF files</meta:printed-by>
    <meta:document-statistic meta:table-count="0" meta:image-count="0" meta:object-count="0" meta:page-count="4" meta:paragraph-count="17" meta:word-count="203" meta:character-count="1235" meta:non-whitespace-character-count="1049"/>
  </office:meta>
</office:document-meta>
</file>